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4c5" officeooo:paragraph-rsid="00175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ormed multivariate analysis on titanic data set and observed different variables using different graphs in p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16:02.123120853</meta:creation-date>
    <dc:date>2019-04-27T21:17:06.258449362</dc:date>
    <meta:editing-duration>PT1M5S</meta:editing-duration>
    <meta:editing-cycles>1</meta:editing-cycles>
    <meta:document-statistic meta:table-count="0" meta:image-count="0" meta:object-count="0" meta:page-count="1" meta:paragraph-count="1" meta:word-count="16" meta:character-count="117" meta:non-whitespace-character-count="102"/>
    <meta:generator>LibreOffice/6.0.7.3$Linux_X86_64 LibreOffice_project/00m0$Build-3</meta:generator>
  </office:meta>
</office:document-meta>
</file>